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1f949c" officeooo:paragraph-rsid="002762c1" style:font-size-asian="16pt" style:font-size-complex="16pt"/>
    </style:style>
    <style:style style:name="T1" style:family="text">
      <style:text-properties officeooo:rsid="00218c92"/>
    </style:style>
    <style:style style:name="T2" style:family="text">
      <style:text-properties officeooo:rsid="00257b84"/>
    </style:style>
    <style:style style:name="T3" style:family="text">
      <style:text-properties officeooo:rsid="0027387d"/>
    </style:style>
    <style:style style:name="T4" style:family="text">
      <style:text-properties officeooo:rsid="002762c1"/>
    </style:style>
    <style:style style:name="T5" style:family="text">
      <style:text-properties fo:font-style="italic" officeooo:rsid="002762c1" style:font-style-asian="italic" style:font-style-complex="italic"/>
    </style:style>
    <style:style style:name="T6" style:family="text">
      <style:text-properties officeooo:rsid="0027bc1c"/>
    </style:style>
    <style:style style:name="T7" style:family="text">
      <style:text-properties officeooo:rsid="0028e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’m </text:span>passion<text:span text:style-name="T3">ate about</text:span> motorcycles. <text:span text:style-name="T3">E</text:span>very year I attend the Bike<text:span text:style-name="T2">S</text:span>hed <text:span text:style-name="T3">m</text:span>oto<text:span text:style-name="T3">rcycle </text:span>show at Tobacco Doc<text:span text:style-name="T1">k</text:span>, London. <text:span text:style-name="T3">It’s a</text:span> celebration of custom motorcycles. <text:span text:style-name="T3">Initially,</text:span> I attended to view <text:span text:style-name="T6">and photograph </text:span>the motorcycles, however, over the years, my passion for motorcycles has combined with my passion for <text:span text:style-name="T6">street </text:span>photography, so my emphasis shifted to taking photographs of the people who attend the event.</text:p>
      <text:p text:style-name="P1"/>
      <text:p text:style-name="P1"><text:span text:style-name="T4">My </text:span><text:span text:style-name="T5">Bikers</text:span><text:span text:style-name="T4"> project</text:span> <text:span text:style-name="T6">documents </text:span><text:span text:style-name="T7">the bikes, the people and the laid back atmosphere of the event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3:59:48.301594666</meta:print-date>
    <meta:printed-by>PDF files</meta:printed-by>
    <dc:date>2024-12-16T14:56:00.074822241</dc:date>
    <meta:editing-duration>PT20M2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77" meta:character-count="489" meta:non-whitespace-character-count="414"/>
  </office:meta>
</office:document-meta>
</file>